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166DCACCB5E.png"/>
  <manifest:file-entry manifest:media-type="image/png" manifest:full-path="Pictures/10000000000004800000028B310243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o" fo:country="R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rcea Iulian-C<text:span text:style-name="T2">ătălin</text:span></text:p>
      <text:p text:style-name="Standard"><text:span text:style-name="T2"/></text:p>
      <text:p text:style-name="P1"><text:span text:style-name="T1">Absence management project</text:span></text:p>
      <text:p text:style-name="Standard"><text:span text:style-name="T2"/></text:p>
      <text:p text:style-name="Standard"><draw:frame draw:style-name="fr1" draw:name="graphics1" text:anchor-type="paragraph" svg:width="17cm" svg:height="9.606cm" draw:z-index="0"><draw:image xlink:href="Pictures/10000000000004800000028B3102434C.png" xlink:type="simple" xlink:show="embed" xlink:actuate="onLoad"/></draw:frame><draw:frame draw:style-name="fr2" draw:name="graphics2" text:anchor-type="paragraph" svg:x="0.159cm" svg:y="10.61cm" svg:width="17cm" svg:height="4.754cm" draw:z-index="1"><draw:image xlink:href="Pictures/100000000000050000000166DCACCB5E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11T13:54:45.49</meta:creation-date>
    <dc:date>2014-07-11T15:48:59.57</dc:date>
    <meta:editing-duration>PT1H54M14S</meta:editing-duration>
    <meta:editing-cycles>5</meta:editing-cycles>
    <meta:generator>OpenOffice/4.1.0$Win32 OpenOffice.org_project/410m18$Build-9764</meta:generator>
    <meta:document-statistic meta:table-count="0" meta:image-count="2" meta:object-count="0" meta:page-count="1" meta:paragraph-count="2" meta:word-count="5" meta:character-count="47"/>
  </office:meta>
</office:document-meta>
</file>